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Fuentedepárrafopredeter." style:family="text">
      <style:text-properties style:font-name="Segoe UI Emoji" style:font-name-asian="Times New Roman" style:font-name-complex="Segoe UI Emoji" fo:font-weight="bold" style:font-weight-asian="bold" style:font-weight-complex="bold" fo:font-size="24pt" style:font-size-asian="24pt" style:font-size-complex="24pt" style:language-asian="es" style:country-asian="ES"/>
    </style:style>
    <style:style style:name="T3" style:parent-style-name="Fuentedepárrafopredeter." style:family="text">
      <style:text-properties style:font-name="Times New Roman" style:font-name-asian="Times New Roman" fo:font-weight="bold" style:font-weight-asian="bold" style:font-weight-complex="bold" fo:font-size="24pt" style:font-size-asian="24pt" style:font-size-complex="24pt" style:language-asian="es" style:country-asian="ES"/>
    </style:style>
    <style:style style:name="T4" style:parent-style-name="Fuentedepárrafopredeter." style:family="text">
      <style:text-properties style:font-name="Segoe UI Emoji" style:font-name-asian="Times New Roman" style:font-name-complex="Segoe UI Emoji" fo:font-weight="bold" style:font-weight-asian="bold" style:font-weight-complex="bold" fo:font-size="24pt" style:font-size-asian="24pt" style:font-size-complex="24pt" style:language-asian="es" style:country-asian="ES"/>
    </style:style>
    <style:style style:name="T5" style:parent-style-name="Fuentedepárrafopredeter." style:family="text">
      <style:text-properties style:font-name="Times New Roman" style:font-name-asian="Times New Roman" fo:font-weight="bold" style:font-weight-asian="bold" style:font-weight-complex="bold" fo:font-size="24pt" style:font-size-asian="24pt" style:font-size-complex="24pt" style:language-asian="es" style:country-asian="ES"/>
    </style:style>
    <style:style style:name="P6" style:parent-style-name="Normal" style:family="paragraph">
      <style:paragraph-properties fo:margin-top="0.0694in" fo:margin-bottom="0.0694in" fo:line-height="100%"/>
    </style:style>
    <style:style style:name="T7"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8pt" style:font-size-asian="18pt" style:font-size-complex="18pt" style:language-asian="es" style:country-asian="ES"/>
    </style:style>
    <style:style style:name="T8" style:parent-style-name="Fuentedepárrafopredeter." style:family="text">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9" style:parent-style-name="Normal" style:list-style-name="LFO1" style:family="paragraph">
      <style:paragraph-properties fo:margin-top="0.0694in" fo:margin-bottom="0.0694in" fo:line-height="100%"/>
    </style:style>
    <style:style style:name="T10"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12" style:parent-style-name="Normal" style:list-style-name="LFO1" style:family="paragraph">
      <style:paragraph-properties fo:margin-top="0.0694in" fo:margin-bottom="0.0694in" fo:line-height="100%"/>
    </style:style>
    <style:style style:name="T13"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4"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15" style:parent-style-name="Normal" style:list-style-name="LFO1" style:family="paragraph">
      <style:paragraph-properties fo:margin-top="0.0694in" fo:margin-bottom="0.0694in" fo:line-height="100%"/>
    </style:style>
    <style:style style:name="T16"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18" style:parent-style-name="Normal" style:list-style-name="LFO1" style:family="paragraph">
      <style:paragraph-properties fo:margin-top="0.0694in" fo:margin-bottom="0.0694in" fo:line-height="100%"/>
    </style:style>
    <style:style style:name="T19"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0"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21" style:parent-style-name="Normal" style:list-style-name="LFO1" style:family="paragraph">
      <style:paragraph-properties fo:margin-top="0.0694in" fo:margin-bottom="0.0694in" fo:line-height="100%"/>
    </style:style>
    <style:style style:name="T22"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3"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4"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25" style:parent-style-name="Normal" style:family="paragraph">
      <style:paragraph-properties fo:margin-top="0.0694in" fo:margin-bottom="0.0694in" fo:line-height="100%"/>
    </style:style>
    <style:style style:name="T26"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8pt" style:font-size-asian="18pt" style:font-size-complex="18pt" style:language-asian="es" style:country-asian="ES"/>
    </style:style>
    <style:style style:name="T27" style:parent-style-name="Fuentedepárrafopredeter." style:family="text">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28"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29" style:parent-style-name="Normal" style:family="paragraph">
      <style:paragraph-properties fo:margin-top="0.0694in" fo:margin-bottom="0.0694in" fo:line-height="100%"/>
    </style:style>
    <style:style style:name="T30"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8pt" style:font-size-asian="18pt" style:font-size-complex="18pt" style:language-asian="es" style:country-asian="ES"/>
    </style:style>
    <style:style style:name="T31"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8pt" style:font-size-asian="18pt" style:font-size-complex="18pt" style:language-asian="es" style:country-asian="ES"/>
    </style:style>
    <style:style style:name="T32" style:parent-style-name="Fuentedepárrafopredeter." style:family="text">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33" style:parent-style-name="Normal" style:list-style-name="LFO2" style:family="paragraph">
      <style:paragraph-properties fo:margin-top="0.0694in" fo:margin-bottom="0.0694in" fo:line-height="100%"/>
    </style:style>
    <style:style style:name="T34"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35"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36" style:parent-style-name="Normal" style:list-style-name="LFO2" style:family="paragraph">
      <style:paragraph-properties fo:margin-top="0.0694in" fo:margin-bottom="0.0694in" fo:line-height="100%"/>
    </style:style>
    <style:style style:name="T3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38"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3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40" style:parent-style-name="Normal" style:family="paragraph">
      <style:paragraph-properties fo:margin-top="0.0694in" fo:margin-bottom="0.0694in" fo:line-height="100%"/>
    </style:style>
    <style:style style:name="T41"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8pt" style:font-size-asian="18pt" style:font-size-complex="18pt" style:language-asian="es" style:country-asian="ES"/>
    </style:style>
    <style:style style:name="T42" style:parent-style-name="Fuentedepárrafopredeter." style:family="text">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43" style:parent-style-name="Normal" style:family="paragraph">
      <style:paragraph-properties fo:margin-top="0.0694in" fo:margin-bottom="0.0694in" fo:line-height="100%"/>
    </style:style>
    <style:style style:name="T44"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3.5pt" style:font-size-asian="13.5pt" style:font-size-complex="13.5pt" style:language-asian="es" style:country-asian="ES"/>
    </style:style>
    <style:style style:name="T45"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46" style:parent-style-name="Normal" style:family="paragraph">
      <style:paragraph-properties fo:margin-top="0.0694in" fo:margin-bottom="0.0694in" fo:line-height="100%"/>
    </style:style>
    <style:style style:name="T47"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48"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4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50"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5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52"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53" style:parent-style-name="Normal" style:family="paragraph">
      <style:paragraph-properties fo:margin-top="0.0694in" fo:margin-bottom="0.0694in" fo:line-height="100%"/>
    </style:style>
    <style:style style:name="T54"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55"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5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57" style:parent-style-name="Normal" style:family="paragraph">
      <style:paragraph-properties fo:margin-top="0.0694in" fo:margin-bottom="0.0694in" fo:line-height="100%"/>
    </style:style>
    <style:style style:name="T58" style:parent-style-name="Fuentedepárrafopredeter." style:family="text">
      <style:text-properties style:font-name="Segoe UI Emoji" style:font-name-asian="Times New Roman" style:font-name-complex="Segoe UI Emoji" style:letter-kerning="false" fo:font-size="12pt" style:font-size-asian="12pt" style:font-size-complex="12pt" style:language-asian="es" style:country-asian="ES"/>
    </style:style>
    <style:style style:name="T5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60"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style>
    <style:style style:name="P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style>
    <style:style style:name="P63" style:parent-style-name="Normal" style:family="paragraph">
      <style:paragraph-properties fo:margin-top="0.0694in" fo:margin-bottom="0.0694in" fo:line-height="100%"/>
    </style:style>
    <style:style style:name="T64"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65"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6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6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68"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69"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70"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71" style:parent-style-name="Normal" style:family="paragraph">
      <style:paragraph-properties fo:break-before="page"/>
    </style:style>
    <style:style style:name="T72"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3.5pt" style:font-size-asian="13.5pt" style:font-size-complex="13.5pt" style:language-asian="es" style:country-asian="ES"/>
    </style:style>
    <style:style style:name="T73"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74" style:parent-style-name="Normal" style:family="paragraph">
      <style:paragraph-properties fo:margin-top="0.0694in" fo:margin-bottom="0.0694in" fo:line-height="100%"/>
    </style:style>
    <style:style style:name="T75"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7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7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78"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7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80"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81" style:parent-style-name="Normal" style:family="paragraph">
      <style:paragraph-properties fo:margin-top="0.0694in" fo:margin-bottom="0.0694in" fo:line-height="100%"/>
    </style:style>
    <style:style style:name="T82"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8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84"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85"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8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87" style:parent-style-name="Normal" style:family="paragraph">
      <style:paragraph-properties fo:margin-top="0.0694in" fo:margin-bottom="0.0694in" fo:line-height="100%"/>
    </style:style>
    <style:style style:name="T88" style:parent-style-name="Fuentedepárrafopredeter." style:family="text">
      <style:text-properties style:font-name="Segoe UI Emoji" style:font-name-asian="Times New Roman" style:font-name-complex="Segoe UI Emoji" style:letter-kerning="false" fo:font-size="12pt" style:font-size-asian="12pt" style:font-size-complex="12pt" style:language-asian="es" style:country-asian="ES"/>
    </style:style>
    <style:style style:name="T8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90"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style>
    <style:style style:name="P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style>
    <style:style style:name="P93" style:parent-style-name="Normal" style:family="paragraph">
      <style:paragraph-properties fo:margin-top="0.0694in" fo:margin-bottom="0.0694in" fo:line-height="100%"/>
    </style:style>
    <style:style style:name="T94"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95"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9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97"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98" style:parent-style-name="Normal" style:family="paragraph">
      <style:paragraph-properties fo:margin-top="0.0694in" fo:margin-bottom="0.0694in" fo:line-height="100%"/>
    </style:style>
    <style:style style:name="T99"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3.5pt" style:font-size-asian="13.5pt" style:font-size-complex="13.5pt" style:language-asian="es" style:country-asian="ES"/>
    </style:style>
    <style:style style:name="T100"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T101"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02" style:parent-style-name="Normal" style:family="paragraph">
      <style:paragraph-properties fo:margin-top="0.0694in" fo:margin-bottom="0.0694in" fo:line-height="100%"/>
    </style:style>
    <style:style style:name="T103"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04"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05"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06"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0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08"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109" style:parent-style-name="Normal" style:family="paragraph">
      <style:paragraph-properties fo:margin-top="0.0694in" fo:margin-bottom="0.0694in" fo:line-height="100%"/>
    </style:style>
    <style:style style:name="T110"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1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12"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1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114" style:parent-style-name="Normal" style:family="paragraph">
      <style:paragraph-properties fo:margin-top="0.0694in" fo:margin-bottom="0.0694in" fo:line-height="100%"/>
    </style:style>
    <style:style style:name="T115" style:parent-style-name="Fuentedepárrafopredeter." style:family="text">
      <style:text-properties style:font-name="Segoe UI Emoji" style:font-name-asian="Times New Roman" style:font-name-complex="Segoe UI Emoji" style:letter-kerning="false" fo:font-size="12pt" style:font-size-asian="12pt" style:font-size-complex="12pt" style:language-asian="es" style:country-asian="ES"/>
    </style:style>
    <style:style style:name="T11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17"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style>
    <style:style style:name="P119" style:parent-style-name="Normal" style:family="paragraph">
      <style:paragraph-properties fo:margin-top="0.0694in" fo:margin-bottom="0.0694in" fo:line-height="100%"/>
    </style:style>
    <style:style style:name="T120"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21"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22"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123"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24" style:parent-style-name="Normal" style:family="paragraph">
      <style:paragraph-properties fo:break-before="page"/>
      <style:text-properties style:font-name="Segoe UI Emoji" style:font-name-asian="Times New Roman" style:font-name-complex="Segoe UI Emoji" fo:font-weight="bold" style:font-weight-asian="bold" style:font-weight-complex="bold" style:letter-kerning="false" fo:font-size="13.5pt" style:font-size-asian="13.5pt" style:font-size-complex="13.5pt" style:language-asian="es" style:country-asian="ES"/>
    </style:style>
    <style:style style:name="P125" style:parent-style-name="Normal" style:family="paragraph">
      <style:paragraph-properties fo:margin-top="0.0694in" fo:margin-bottom="0.0694in" fo:line-height="100%"/>
    </style:style>
    <style:style style:name="T126"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3.5pt" style:font-size-asian="13.5pt" style:font-size-complex="13.5pt" style:language-asian="es" style:country-asian="ES"/>
    </style:style>
    <style:style style:name="T127"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T128"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29" style:parent-style-name="Normal" style:family="paragraph">
      <style:paragraph-properties fo:margin-top="0.0694in" fo:margin-bottom="0.0694in" fo:line-height="100%"/>
    </style:style>
    <style:style style:name="T130"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3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32" style:parent-style-name="Fuentedepárrafopredeter." style:family="text">
      <style:text-properties style:font-name="Times New Roman" fo:font-size="12pt" style:font-size-asian="12pt" style:font-size-complex="12pt" fo:background-color="#1E293B"/>
    </style:style>
    <style:style style:name="T13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34"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35"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36"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137" style:parent-style-name="Normal" style:family="paragraph">
      <style:paragraph-properties fo:margin-top="0.0694in" fo:margin-bottom="0.0694in" fo:line-height="100%"/>
    </style:style>
    <style:style style:name="T138"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3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40"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141" style:parent-style-name="Normal" style:family="paragraph">
      <style:paragraph-properties fo:margin-top="0.0694in" fo:margin-bottom="0.0694in" fo:line-height="100%"/>
    </style:style>
    <style:style style:name="T142" style:parent-style-name="Fuentedepárrafopredeter." style:family="text">
      <style:text-properties style:font-name="Segoe UI Emoji" style:font-name-asian="Times New Roman" style:font-name-complex="Segoe UI Emoji" style:letter-kerning="false" fo:font-size="12pt" style:font-size-asian="12pt" style:font-size-complex="12pt" style:language-asian="es" style:country-asian="ES"/>
    </style:style>
    <style:style style:name="T14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44"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1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style>
    <style:style style:name="P1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style>
    <style:style style:name="P147" style:parent-style-name="Normal" style:family="paragraph">
      <style:paragraph-properties fo:margin-top="0.0694in" fo:margin-bottom="0.0694in" fo:line-height="100%"/>
    </style:style>
    <style:style style:name="T148"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4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5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5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52"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153"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54" style:parent-style-name="Normal" style:family="paragraph">
      <style:paragraph-properties fo:margin-top="0.0694in" fo:margin-bottom="0.0694in" fo:line-height="100%"/>
    </style:style>
    <style:style style:name="T155"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3.5pt" style:font-size-asian="13.5pt" style:font-size-complex="13.5pt" style:language-asian="es" style:country-asian="ES"/>
    </style:style>
    <style:style style:name="T156"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57" style:parent-style-name="Normal" style:family="paragraph">
      <style:paragraph-properties fo:margin-top="0.0694in" fo:margin-bottom="0.0694in" fo:line-height="100%"/>
    </style:style>
    <style:style style:name="T158"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5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60"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6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62"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6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64"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165" style:parent-style-name="Normal" style:family="paragraph">
      <style:paragraph-properties fo:margin-top="0.0694in" fo:margin-bottom="0.0694in" fo:line-height="100%"/>
    </style:style>
    <style:style style:name="T166"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6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68"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169" style:parent-style-name="Normal" style:family="paragraph">
      <style:paragraph-properties fo:margin-top="0.0694in" fo:margin-bottom="0.0694in" fo:line-height="100%"/>
    </style:style>
    <style:style style:name="T170" style:parent-style-name="Fuentedepárrafopredeter." style:family="text">
      <style:text-properties style:font-name="Segoe UI Emoji" style:font-name-asian="Times New Roman" style:font-name-complex="Segoe UI Emoji" style:letter-kerning="false" fo:font-size="12pt" style:font-size-asian="12pt" style:font-size-complex="12pt" style:language-asian="es" style:country-asian="ES"/>
    </style:style>
    <style:style style:name="T17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72"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1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style>
    <style:style style:name="P174"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style>
    <style:style style:name="P176" style:parent-style-name="Normal" style:family="paragraph">
      <style:paragraph-properties fo:margin-top="0.0694in" fo:margin-bottom="0.0694in" fo:line-height="100%"/>
    </style:style>
    <style:style style:name="T17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78"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7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80"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8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182" style:parent-style-name="Normal" style:family="paragraph">
      <style:paragraph-properties fo:break-before="page"/>
      <style:text-properties style:font-name="Times New Roman" style:font-name-asian="Times New Roman" style:letter-kerning="false" fo:font-size="12pt" style:font-size-asian="12pt" style:font-size-complex="12pt" style:language-asian="es" style:country-asian="ES"/>
    </style:style>
    <style:style style:name="P183" style:parent-style-name="Normal" style:family="paragraph">
      <style:paragraph-properties fo:margin-top="0.0694in" fo:margin-bottom="0.0694in" fo:line-height="100%"/>
    </style:style>
    <style:style style:name="T184"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3.5pt" style:font-size-asian="13.5pt" style:font-size-complex="13.5pt" style:language-asian="es" style:country-asian="ES"/>
    </style:style>
    <style:style style:name="T185"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86" style:parent-style-name="Normal" style:family="paragraph">
      <style:paragraph-properties fo:margin-top="0.0694in" fo:margin-bottom="0.0694in" fo:line-height="100%"/>
    </style:style>
    <style:style style:name="T187"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88"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8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90"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91"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92"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93"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194" style:parent-style-name="Normal" style:family="paragraph">
      <style:paragraph-properties fo:margin-top="0.0694in" fo:margin-bottom="0.0694in" fo:line-height="100%"/>
    </style:style>
    <style:style style:name="T195"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19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9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19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0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0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204" style:parent-style-name="Normal" style:family="paragraph">
      <style:paragraph-properties fo:margin-top="0.0694in" fo:margin-bottom="0.0694in" fo:line-height="100%"/>
    </style:style>
    <style:style style:name="T205" style:parent-style-name="Fuentedepárrafopredeter." style:family="text">
      <style:text-properties style:font-name="Segoe UI Emoji" style:font-name-asian="Times New Roman" style:font-name-complex="Segoe UI Emoji" style:letter-kerning="false" fo:font-size="12pt" style:font-size-asian="12pt" style:font-size-complex="12pt" style:language-asian="es" style:country-asian="ES"/>
    </style:style>
    <style:style style:name="T20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07"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P2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style>
    <style:style style:name="P209"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2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style>
    <style:style style:name="P211"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212" style:parent-style-name="Normal" style:family="paragraph">
      <style:text-properties style:font-name="Segoe UI Emoji" style:font-name-asian="Times New Roman" style:font-name-complex="Segoe UI Emoji" fo:font-weight="bold" style:font-weight-asian="bold" style:font-weight-complex="bold" style:letter-kerning="false" fo:font-size="18pt" style:font-size-asian="18pt" style:font-size-complex="18pt" style:language-asian="es" style:country-asian="ES"/>
    </style:style>
    <style:style style:name="P213" style:parent-style-name="Normal" style:family="paragraph">
      <style:paragraph-properties fo:margin-top="0.0694in" fo:margin-bottom="0.0694in" fo:line-height="100%"/>
    </style:style>
    <style:style style:name="T214"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8pt" style:font-size-asian="18pt" style:font-size-complex="18pt" style:language-asian="es" style:country-asian="ES"/>
    </style:style>
    <style:style style:name="T215" style:parent-style-name="Fuentedepárrafopredeter." style:family="text">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216" style:parent-style-name="Normal" style:family="paragraph">
      <style:paragraph-properties fo:margin-top="0.0694in" fo:margin-bottom="0.0694in" fo:line-height="100%"/>
    </style:style>
    <style:style style:name="T21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18"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19"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20"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21"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22"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23"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24"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25"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226" style:parent-style-name="Normal" style:list-style-name="LFO3" style:family="paragraph">
      <style:paragraph-properties fo:margin-top="0.0694in" fo:margin-bottom="0.0694in" fo:line-height="100%"/>
    </style:style>
    <style:style style:name="T227"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28"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29"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230" style:parent-style-name="Normal" style:list-style-name="LFO3" style:family="paragraph">
      <style:paragraph-properties fo:margin-top="0.0694in" fo:margin-bottom="0.0694in" fo:line-height="100%"/>
    </style:style>
    <style:style style:name="T231"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32"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33"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234" style:parent-style-name="Normal" style:list-style-name="LFO3"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235" style:parent-style-name="Normal" style:list-style-name="LFO3" style:family="paragraph">
      <style:paragraph-properties fo:margin-top="0.0694in" fo:margin-bottom="0.0694in" fo:line-height="100%"/>
    </style:style>
    <style:style style:name="T23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37"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38"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239" style:parent-style-name="Normal" style:list-style-name="LFO3" style:family="paragraph">
      <style:paragraph-properties fo:margin-top="0.0694in" fo:margin-bottom="0.0694in" fo:line-height="100%"/>
    </style:style>
    <style:style style:name="T240"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41" style:parent-style-name="Fuentedepárrafopredeter." style:family="text">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T242"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243" style:parent-style-name="Normal" style:list-style-name="LFO3" style:family="paragraph">
      <style:paragraph-properties fo:margin-top="0.0694in" fo:margin-bottom="0.0694in" fo:line-height="100%"/>
    </style:style>
    <style:style style:name="T244"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T245"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246" style:parent-style-name="Fuentedepárrafopredeter." style:family="text">
      <style:text-properties style:font-name="Times New Roman" style:font-name-asian="Times New Roman" style:letter-kerning="false" fo:font-size="12pt" style:font-size-asian="12pt" style:font-size-complex="12pt" style:language-asian="es" style:country-asian="ES"/>
    </style:style>
    <style:style style:name="P247"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248"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office:automatic-styles>
  <office:body>
    <office:text text:use-soft-page-breaks="true">
      <text:h text:style-name="P1" text:outline-level="1"><text:span text:style-name="T2">🧑</text:span><text:span text:style-name="T3">‍</text:span><text:span text:style-name="T4">💻</text:span><text:span text:style-name="T5"><text:s/>Informe de Laboratorio – CyberDefenders: WebStrike Lab</text:span></text:h>
      <text:h text:style-name="P6" text:outline-level="2"><text:span text:style-name="T7">📄</text:span><text:span text:style-name="T8"><text:s/>Información General</text:span></text:h>
      <text:list text:style-name="LFO1" text:continue-numbering="true">
        <text:list-item>
          <text:p text:style-name="P9"><text:span text:style-name="T10">Nombre del laboratorio:</text:span><text:span text:style-name="T11"><text:s/>WebStrike Lab</text:span></text:p>
        </text:list-item>
        <text:list-item>
          <text:p text:style-name="P12"><text:span text:style-name="T13">Plataforma:</text:span><text:span text:style-name="T14"><text:s/>CyberDefenders</text:span></text:p>
        </text:list-item>
        <text:list-item>
          <text:p text:style-name="P15"><text:span text:style-name="T16">Fecha de realización:</text:span><text:span text:style-name="T17"><text:s/>27/05/2025</text:span></text:p>
        </text:list-item>
        <text:list-item>
          <text:p text:style-name="P18"><text:span text:style-name="T19">Duración estimada:</text:span><text:span text:style-name="T20"><text:s/>30 minutos</text:span></text:p>
        </text:list-item>
        <text:list-item>
          <text:p text:style-name="P21"><text:span text:style-name="T22">Dificultad<text:s/></text:span><text:span text:style-name="T23">percibida:</text:span><text:span text:style-name="T24"><text:s/>Fácil</text:span></text:p>
        </text:list-item>
      </text:list>
      <text:h text:style-name="P25" text:outline-level="2"><text:span text:style-name="T26">🎯</text:span><text:span text:style-name="T27"><text:s/>Objetivo del Laboratorio</text:span></text:h>
      <text:p text:style-name="P28">Se detectó un archivo sospechoso alojado en el servidor web de la empresa, lo que generó alertas internas. El equipo de Desarrollo reportó actividad anómala, lo que motivó un análisis forense sobre el tráfico de red para determinar cómo se cargó el archivo malicioso y qué otras acciones llevó a cabo el atacante. El objetivo es identificar el origen del ataque, las herramientas utilizadas y el impacto sobre el sistema.</text:p>
      <text:h text:style-name="P29" text:outline-level="2"><text:span text:style-name="T30">🛠</text:span><text:span text:style-name="T31">️</text:span><text:span text:style-name="T32"><text:s/>Herramientas Utilizadas</text:span></text:h>
      <text:list text:style-name="LFO2" text:continue-numbering="true">
        <text:list-item>
          <text:p text:style-name="P33"><text:span text:style-name="T34">Wireshark</text:span><text:span text:style-name="T35"><text:s/>sobre una máquina virtual Linux.</text:span></text:p>
        </text:list-item>
        <text:list-item>
          <text:p text:style-name="P36"><text:span text:style-name="T37">Análisis del archivo<text:s/></text:span><text:span text:style-name="T38">PCAP</text:span><text:span text:style-name="T39"><text:s/>proporcionado por la plataforma.</text:span></text:p>
        </text:list-item>
      </text:list>
      <text:h text:style-name="P40" text:outline-level="2"><text:span text:style-name="T41">🧪</text:span><text:span text:style-name="T42"><text:s/>Análisis y Desarrollo</text:span></text:h>
      <text:h text:style-name="P43" text:outline-level="3"><text:span text:style-name="T44">🔍</text:span><text:span text:style-name="T45"><text:s/>Q1 – Origen geográfico del ataque</text:span></text:h>
      <text:p text:style-name="P46"><text:span text:style-name="T47">Pregunta:</text:span><text:span text:style-name="T48"><text:s/>Identifying the geographical origin of the attack helps in implementing geo-blocking measures and analyzing threat intelligence. From which city did the attack originate?</text:span><text:span text:style-name="T49"><text:line-break/></text:span><text:span text:style-name="T50">Respuesta:</text:span><text:span text:style-name="T51"><text:s/></text:span><text:span text:style-name="T52">Tianjin</text:span></text:p>
      <text:p text:style-name="P53"><text:span text:style-name="T54">Análisis:</text:span><text:span text:style-name="T55"><text:line-break/></text:span><text:span text:style-name="T56">Se filtraron las conexiones entrantes para identificar la IP externa del atacante.</text:span></text:p>
      <text:p text:style-name="P57"><text:span text:style-name="T58">🔎</text:span><text:span text:style-name="T59"><text:s/></text:span><text:span text:style-name="T60">Filtro Wireshark:</text:span></text:p>
      <text:p text:style-name="P61">http.request</text:p>
      <text:p text:style-name="P62">http.request.method == GET</text:p>
      <text:p text:style-name="P63"><text:span text:style-name="T64">Luego, inspeccionando la cabecera<text:s/></text:span><text:span text:style-name="T65">IP origen</text:span><text:span text:style-name="T66">, se aplicó una búsqueda inversa de IP (por ejemplo en<text:s/></text:span><text:span text:style-name="T67">ipinfo.io</text:span><text:span text:style-name="T68">) para localizar la ciudad de origen:<text:s/></text:span><text:span text:style-name="T69">Tianjin</text:span><text:span text:style-name="T70">.</text:span></text:p>
      <text:p text:style-name="P71"><text:span text:style-name="T72">🧭</text:span><text:span text:style-name="T73"><text:s/>Q2 – User-Agent del atacante</text:span></text:p>
      <text:p text:style-name="P74"><text:span text:style-name="T75">Pregunta:</text:span><text:span text:style-name="T76"><text:s/>Knowing the attacker's User-Agent assists in creating robust filtering rules. What's the attacker's Full User-Agent?</text:span><text:span text:style-name="T77"><text:line-break/></text:span><text:span text:style-name="T78">Respuesta:</text:span><text:span text:style-name="T79"><text:s/></text:span><text:span text:style-name="T80">Mozilla/5.0 (X11; Linux x86_64; rv:109.0) Gecko/20100101 Firefox/115.0</text:span></text:p>
      <text:p text:style-name="P81"><text:span text:style-name="T82">Análisis:</text:span><text:span text:style-name="T83"><text:line-break/></text:span><text:span text:style-name="T84">El campo<text:s/></text:span><text:span text:style-name="T85">User-Agent</text:span><text:span text:style-name="T86"><text:s/>aparece en las cabeceras HTTP de solicitudes.</text:span></text:p>
      <text:p text:style-name="P87"><text:span text:style-name="T88">🔎</text:span><text:span text:style-name="T89"><text:s/></text:span><text:span text:style-name="T90">Filtro Wireshark:</text:span></text:p>
      <text:p text:style-name="P91">http.request &amp;&amp; http.user_agent</text:p>
      <text:p text:style-name="P92">http.request.method == GET</text:p>
      <text:p text:style-name="P93"><text:span text:style-name="T94">Seleccionando un paquete relevante, en el panel inferior (árbol de protocolo), se expandió<text:s/></text:span><text:span text:style-name="T95">Hypertext Transfer Protocol → User-Agent</text:span><text:span text:style-name="T96"><text:s/>para obtener el valor exacto.</text:span></text:p>
      <text:p text:style-name="P97"/>
      <text:h text:style-name="P98" text:outline-level="3"><text:span text:style-name="T99">💣</text:span><text:span text:style-name="T100"><text:s/>Q3 – Web shell<text:s/></text:span><text:span text:style-name="T101">malicioso</text:span></text:h>
      <text:p text:style-name="P102"><text:span text:style-name="T103">Pregunta:</text:span><text:span text:style-name="T104"><text:s/>We need to determine if any vulnerabilities were exploited. What is the name of the malicious web shell that was successfully uploaded?</text:span><text:span text:style-name="T105"><text:line-break/></text:span><text:span text:style-name="T106">Respuesta:</text:span><text:span text:style-name="T107"><text:s/></text:span><text:span text:style-name="T108">image.jpg.php</text:span></text:p>
      <text:p text:style-name="P109"><text:span text:style-name="T110">Análisis:</text:span><text:span text:style-name="T111"><text:line-break/></text:span><text:span text:style-name="T112">La carga del archivo se detectó en una solicitud HTTP POST que<text:s/></text:span><text:span text:style-name="T113">contenía un archivo con doble extensión.</text:span></text:p>
      <text:p text:style-name="P114"><text:span text:style-name="T115">🔎</text:span><text:span text:style-name="T116"><text:s/></text:span><text:span text:style-name="T117">Filtro Wireshark:</text:span></text:p>
      <text:p text:style-name="P118">http.request.method == "POST"</text:p>
      <text:p text:style-name="P119"><text:span text:style-name="T120">Al inspeccionar el contenido del cuerpo HTTP (form-data), se observó el nombre del archivo cargado:<text:s/></text:span><text:span text:style-name="T121">image.jpg.php</text:span><text:span text:style-name="T122">.</text:span></text:p>
      <text:p text:style-name="P123"/>
      <text:p text:style-name="P124"/>
      <text:h text:style-name="P125" text:outline-level="3"><text:span text:style-name="T126">📂</text:span><text:span text:style-name="T127"><text:s/>Q4 – Directorio de subida de<text:s/></text:span><text:span text:style-name="T128">archivos</text:span></text:h>
      <text:p text:style-name="P129"><text:span text:style-name="T130">Pregunta:</text:span><text:span text:style-name="T131"><text:s/></text:span><text:span text:style-name="T132">Identifying the directory where uploaded files are stored is crucial for locating the vulnerable page and removing any malicious files. Which directory is used by the website to store the uploaded files?</text:span><text:span text:style-name="T133"><text:line-break/></text:span><text:span text:style-name="T134">Respuesta:</text:span><text:span text:style-name="T135"><text:s/></text:span><text:span text:style-name="T136">/reviews/uploads/</text:span></text:p>
      <text:p text:style-name="P137"><text:span text:style-name="T138">Análisis:</text:span><text:span text:style-name="T139"><text:line-break/></text:span><text:span text:style-name="T140">Después de cargar el archivo, el atacante accede a la web shell. Observando las solicitudes GET hacia el archivo cargado se identifica la ruta del directorio.</text:span></text:p>
      <text:p text:style-name="P141"><text:span text:style-name="T142">🔎</text:span><text:span text:style-name="T143"><text:s/></text:span><text:span text:style-name="T144">Filtro Wireshark:</text:span></text:p>
      <text:p text:style-name="P145">http.request.uri contains "image.jpg.php"</text:p>
      <text:p text:style-name="P146">http.request.method == POST</text:p>
      <text:p text:style-name="P147"><text:span text:style-name="T148">La ruta completa accesible por el navegador fue:</text:span><text:span text:style-name="T149"><text:line-break/></text:span><text:span text:style-name="T150">/reviews/uploads/image.jpg.php</text:span><text:span text:style-name="T151"><text:line-break/></text:span><text:span text:style-name="T152">lo que revela el directorio de subida.</text:span></text:p>
      <text:p text:style-name="P153"/>
      <text:h text:style-name="P154" text:outline-level="3"><text:span text:style-name="T155">📡</text:span><text:span text:style-name="T156"><text:s/>Q5 – Puerto de comunicación maliciosa</text:span></text:h>
      <text:p text:style-name="P157"><text:span text:style-name="T158">Pregunta:</text:span><text:span text:style-name="T159"><text:s/>Which port, opened on the attacker’s machine, was targeted by the malicious web<text:s/></text:span><text:span text:style-name="T160">shell for establishing unauthorized outbound communication?</text:span><text:span text:style-name="T161"><text:line-break/></text:span><text:span text:style-name="T162">Respuesta:</text:span><text:span text:style-name="T163"><text:s/></text:span><text:span text:style-name="T164">8080</text:span></text:p>
      <text:p text:style-name="P165"><text:span text:style-name="T166">Análisis:</text:span><text:span text:style-name="T167"><text:line-break/></text:span><text:span text:style-name="T168">La web shell intenta conectarse a una IP externa a través de un puerto no estándar.</text:span></text:p>
      <text:p text:style-name="P169"><text:span text:style-name="T170">🔎</text:span><text:span text:style-name="T171"><text:s/></text:span><text:span text:style-name="T172">Filtro Wireshark:</text:span></text:p>
      <text:p text:style-name="P173">tcp.dstport == 8080</text:p>
      <text:p text:style-name="P174">O bien, para conexiones salientes desde el servidor comprometido:</text:p>
      <text:p text:style-name="P175">ip.src == &lt;IP del servidor comprometido&gt;</text:p>
      <text:p text:style-name="P176"><text:span text:style-name="T177">Luego se observa la conexión hacia el<text:s/></text:span><text:span text:style-name="T178">puerto</text:span><text:span text:style-name="T179"><text:s/></text:span><text:span text:style-name="T180">8080</text:span><text:span text:style-name="T181">, probablemente un listener de reverse shell.</text:span></text:p>
      <text:p text:style-name="P182"/>
      <text:h text:style-name="P183" text:outline-level="3"><text:span text:style-name="T184">📤</text:span><text:span text:style-name="T185"><text:s/>Q6 – Archivo comprometido durante la exfiltración</text:span></text:h>
      <text:p text:style-name="P186"><text:span text:style-name="T187">Pregunta:</text:span><text:span text:style-name="T188"><text:s/>Recognizing the<text:s/></text:span><text:span text:style-name="T189">significance of compromised data helps prioritize incident response actions. Which file was the attacker attempting to exfiltrate?</text:span><text:span text:style-name="T190"><text:line-break/></text:span><text:span text:style-name="T191">Respuesta:</text:span><text:span text:style-name="T192"><text:s/></text:span><text:span text:style-name="T193">passwd</text:span></text:p>
      <text:p text:style-name="P194"><text:span text:style-name="T195">Análisis:</text:span><text:span text:style-name="T196"><text:line-break/></text:span><text:span text:style-name="T197">El atacante accede a través de la shell y solicita el archivo<text:s/></text:span><text:span text:style-name="T198">/etc/passwd</text:span><text:span text:style-name="T199">, típicamente mediante un comando como<text:s/></text:span><text:span text:style-name="T200">cat</text:span><text:span text:style-name="T201"><text:s/>o<text:s/></text:span><text:span text:style-name="T202">curl</text:span><text:span text:style-name="T203">.</text:span></text:p>
      <text:p text:style-name="P204"><text:span text:style-name="T205">🔎</text:span><text:span text:style-name="T206"><text:s/></text:span><text:span text:style-name="T207">Filtro Wireshark:</text:span></text:p>
      <text:p text:style-name="P208">http contains "passwd"</text:p>
      <text:p text:style-name="P209">También puede usarse:</text:p>
      <text:p text:style-name="P210">http.request.uri contains "passwd"<text:line-break/>tcp.dstport == &lt;Detected_Port&gt;</text:p>
      <text:p text:style-name="P211">Esto revela una solicitud para leer o extraer el archivo del sistema.</text:p>
      <text:p text:style-name="P212"/>
      <text:h text:style-name="P213" text:outline-level="2"><text:span text:style-name="T214">✅</text:span><text:span text:style-name="T215"><text:s/>Conclusión</text:span></text:h>
      <text:p text:style-name="P216"><text:span text:style-name="T217">Este<text:s/></text:span><text:span text:style-name="T218">laboratorio simula una intrusión basada en la explotación de una funcionalidad de subida de archivos en un sitio web. El atacante logró cargar una<text:s/></text:span><text:span text:style-name="T219">web shell camuflada como imagen</text:span><text:span text:style-name="T220">, establecer una<text:s/></text:span><text:span text:style-name="T221">conexión reversa</text:span><text:span text:style-name="T222"><text:s/>y realizar<text:s/></text:span><text:span text:style-name="T223">exfiltración de datos</text:span><text:span text:style-name="T224">. Los<text:s/></text:span><text:span text:style-name="T225">filtros de Wireshark fueron clave para descubrir:</text:span></text:p>
      <text:list text:style-name="LFO3" text:continue-numbering="true">
        <text:list-item>
          <text:p text:style-name="P226"><text:span text:style-name="T227">La<text:s/></text:span><text:span text:style-name="T228">IP y ciudad de origen</text:span><text:span text:style-name="T229">.</text:span></text:p>
        </text:list-item>
        <text:list-item>
          <text:p text:style-name="P230"><text:span text:style-name="T231">El<text:s/></text:span><text:span text:style-name="T232">User-Agent</text:span><text:span text:style-name="T233"><text:s/>usado.</text:span></text:p>
        </text:list-item>
        <text:list-item>
          <text:p text:style-name="P234">El nombre del archivo malicioso.</text:p>
        </text:list-item>
        <text:list-item>
          <text:p text:style-name="P235"><text:span text:style-name="T236">El<text:s/></text:span><text:span text:style-name="T237">directorio vulnerable</text:span><text:span text:style-name="T238">.</text:span></text:p>
        </text:list-item>
        <text:list-item>
          <text:p text:style-name="P239"><text:span text:style-name="T240">El<text:s/></text:span><text:span text:style-name="T241">puerto objetivo</text:span><text:span text:style-name="T242"><text:s/>para la conexión externa.</text:span></text:p>
        </text:list-item>
        <text:list-item>
          <text:p text:style-name="P243"><text:span text:style-name="T244">Y el intento de exfiltración del archivo<text:s/></text:span><text:span text:style-name="T245">passwd</text:span><text:span text:style-name="T246">.</text:span></text:p>
        </text:list-item>
      </text:list>
      <text:p text:style-name="P247"/>
      <text:p text:style-name="P24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C Vico</meta:initial-creator>
    <dc:creator>JC Vico</dc:creator>
    <meta:creation-date>2025-05-27T15:41:00Z</meta:creation-date>
    <dc:date>2025-05-27T17:51:00Z</dc:date>
    <meta:template xlink:href="Normal.dotm" xlink:type="simple"/>
    <meta:editing-cycles>4</meta:editing-cycles>
    <meta:editing-duration>PT7620S</meta:editing-duration>
    <meta:document-statistic meta:page-count="1" meta:paragraph-count="9" meta:word-count="727" meta:character-count="4717" meta:row-count="33" meta:non-whitespace-character-count="3999"/>
  </office:meta>
</office:document-meta>
</file>